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26C3</text:h>
      <text:list xml:id="list1324238702" text:style-name="L1">
        <text:list-item>
          <text:p text:style-name="P1">Kreditkarte!</text:p>
        </text:list-item>
        <text:list-item>
          <text:p text:style-name="P1">Geld!</text:p>
        </text:list-item>
        <text:list-item>
          <text:p text:style-name="P1">ID!</text:p>
        </text:list-item>
        <text:list-item>
          <text:p text:style-name="P1">DECT Phone</text:p>
        </text:list-item>
        <text:list-item>
          <text:p text:style-name="P1">Kamera</text:p>
        </text:list-item>
        <text:list-item>
          <text:p text:style-name="P1">Ladekabel</text:p>
          <text:list>
            <text:list-item>
              <text:p text:style-name="P1">MacBook (deutsch!)</text:p>
            </text:list-item>
            <text:list-item>
              <text:p text:style-name="P1">MP3</text:p>
            </text:list-item>
            <text:list-item>
              <text:p text:style-name="P1">Natel</text:p>
            </text:list-item>
            <text:list-item>
              <text:p text:style-name="P1">Kamera</text:p>
            </text:list-item>
            <text:list-item>
              <text:p text:style-name="P1">Navi</text:p>
            </text:list-item>
          </text:list>
        </text:list-item>
        <text:list-item>
          <text:p text:style-name="P1">Kleider</text:p>
        </text:list-item>
        <text:list-item>
          <text:p text:style-name="P1">Schlafsack</text:p>
        </text:list-item>
        <text:list-item>
          <text:p text:style-name="P1">Iso-Matte</text:p>
        </text:list-item>
        <text:list-item>
          <text:p text:style-name="P1">Necessaire</text:p>
        </text:list-item>
        <text:list-item>
          <text:p text:style-name="P1">Bücher</text:p>
        </text:list-item>
        <text:list-item>
          <text:p text:style-name="P1">Karten</text:p>
        </text:list-item>
        <text:list-item>
          <text:p text:style-name="P1">Netzwerkkabel</text:p>
        </text:list-item>
        <text:list-item>
          <text:p text:style-name="P1">Handtuch</text:p>
        </text:list-item>
        <text:list-item>
          <text:p text:style-name="P1">Waschlappen</text:p>
        </text:list-item>
        <text:list-item>
          <text:p text:style-name="P1">Shampoo</text:p>
        </text:list-item>
        <text:list-item>
          <text:p text:style-name="P1">Rasierapparat</text:p>
        </text:list-item>
        <text:list-item>
          <text:p text:style-name="P1">Deo</text:p>
        </text:list-item>
        <text:list-item>
          <text:p text:style-name="P1">Rucksack</text:p>
        </text:list-item>
        <text:list-item>
          <text:p text:style-name="P1">Laptop inkl. Hülle</text:p>
        </text:list-item>
        <text:list-item>
          <text:p text:style-name="P1">Steckleiste</text:p>
        </text:list-item>
        <text:list-item>
          <text:p text:style-name="P1">Navi</text:p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8-12-25T11:41:44</meta:creation-date>
    <dc:date>2009-12-25T14:53:25</dc:date>
    <meta:editing-duration>PT23H36M35S</meta:editing-duration>
    <meta:editing-cycles>15</meta:editing-cycles>
    <meta:generator>OpenOffice.org/3.1$Unix OpenOffice.org_project/310m19$Build-9420</meta:generator>
    <meta:print-date>2009-12-25T14:53:17</meta:print-date>
    <meta:document-statistic meta:table-count="0" meta:image-count="0" meta:object-count="0" meta:page-count="1" meta:paragraph-count="28" meta:word-count="59" meta:character-count="256"/>
    <meta:user-defined meta:name="Info 1"/>
    <meta:user-defined meta:name="Info 2"/>
    <meta:user-defined meta:name="Info 3"/>
    <meta:user-defined meta:name="Info 4"/>
  </office:meta>
</office:document-meta>
</file>